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4.237cm"/>
    </style:style>
    <style:style style:name="pr5" style:family="presentation" style:parent-style-name="Default-outline1">
      <style:graphic-properties fo:min-height="14.695cm"/>
    </style:style>
    <style:style style:name="pr6" style:family="presentation" style:parent-style-name="Default-outline1">
      <style:graphic-properties fo:min-height="15.697cm"/>
    </style:style>
    <style:style style:name="pr7" style:family="presentation" style:parent-style-name="Default-outline1">
      <style:graphic-properties fo:min-height="15.437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örflyttni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Gånghastighet 5 km per timme, äventyrare med genomsnittligt otillgänglig terräng och orienteringsbehov</text:p>
              </text:list-item>
              <text:list-item>
                <text:p>En normal dags gång:</text:p>
                <text:list>
                  <text:list-item>
                    <text:p>24h – 8h sömn = 16 h</text:p>
                  </text:list-item>
                  <text:list-item>
                    <text:p>16 h – 3 h måltider = 13 h</text:p>
                  </text:list-item>
                  <text:list-item>
                    <text:p>13 h – 2h vilopauser = 11 h</text:p>
                  </text:list-item>
                  <text:list-item>
                    <text:p>11h * 5 km = 55 km = 5.5 mil per dag</text:p>
                  </text:list-item>
                  <text:list-item>
                    <text:p>Ritt med häst, lyckat ridaslag, 11 mil per d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rfarenhetspoä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nvändning av erf sker löpande, man vilar sig inte i form helt enkelt</text:p>
              </text:list-item>
              <text:list-item>
                <text:p>Man kan köpa ny Besvärjelser eller Färdigheter med pengar. FV eller S 10 i en ny kostar 100 gm multiplicerat med Skolvärde eller Grundkostn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etaljerad strid</text:p>
          </draw:text-box>
        </draw:frame>
        <draw:frame presentation:style-name="pr4" draw:text-style-name="P1" draw:layer="layout" svg:width="25.199cm" svg:height="14.237cm" svg:x="1.4cm" svg:y="4.914cm" presentation:class="outline" presentation:user-transformed="true">
          <draw:text-box>
            <text:list text:style-name="L2">
              <text:list-item>
                <text:p><text:span text:style-name="T1">En SR består av tre handlingstillfällen (HT).</text:span></text:p>
              </text:list-item>
            </text:list>
            <text:list text:style-name="L3">
              <text:list-item>
                <text:list>
                  <text:list-item>
                    <text:p><text:span text:style-name="T2">Slå initiativ</text:span></text:p>
                  </text:list-item>
                  <text:list-item>
                    <text:p><text:span text:style-name="T2">Slå för blotta, närstrid endast</text:span></text:p>
                  </text:list-item>
                  <text:list-item>
                    <text:p><text:span text:style-name="T2">HT1 – sikta mot blotta eller slå vilt. Motpart utför sin första handling.</text:span></text:p>
                  </text:list-item>
                  <text:list-item>
                    <text:p><text:span text:style-name="T2">Slå för skada</text:span></text:p>
                  </text:list-item>
                  <text:list-item>
                    <text:p><text:span text:style-name="T2">Beräkna skada</text:span></text:p>
                  </text:list-item>
                  <text:list-item>
                    <text:p><text:span text:style-name="T2">HT2 – Utför din andra handling enligt samma princip som i HT1.</text:span></text:p>
                  </text:list-item>
                  <text:list-item>
                    <text:p><text:span text:style-name="T2">Slå för skada</text:span></text:p>
                  </text:list-item>
                  <text:list-item>
                    <text:p><text:span text:style-name="T2">Beräkna skada</text:span></text:p>
                  </text:list-item>
                  <text:list-item>
                    <text:p><text:span text:style-name="T2">HT3</text:span></text:p>
                  </text:list-item>
                  <text:list-item>
                    <text:p><text:span text:style-name="T2">Slå för skada</text:span></text:p>
                  </text:list-item>
                  <text:list-item>
                    <text:p><text:span text:style-name="T2">Beräkna skada</text:span></text:p>
                    <text:p><text:span text:style-name="T2">Ny S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gi</text:p>
          </draw:text-box>
        </draw:frame>
        <draw:frame presentation:style-name="pr5" draw:layer="layout" svg:width="25.199cm" svg:height="14.695cm" svg:x="1.4cm" svg:y="4.914cm" presentation:class="outline" presentation:user-transformed="true">
          <draw:text-box>
            <text:list text:style-name="L2">
              <text:list-item>
                <text:p>Hela, Neutralisera Gift och Kurera Sjukdom fungerar på avstånd utan krav på beröring!</text:p>
                <text:list>
                  <text:list-item>
                    <text:p>Räckvidd = skicklighet * 1.5 rutor</text:p>
                  </text:list-item>
                  <text:list-item>
                    <text:p>Krav skicklighet i besvärjelse &gt;15</text:p>
                  </text:list-item>
                </text:list>
              </text:list-item>
              <text:list-item>
                <text:p>Inom Mentalism fungerar Personlig även på andra, dvs som buffar! </text:p>
                <text:list>
                  <text:list-item>
                    <text:p>Järnhud, Jättestark, med mera</text:p>
                  </text:list-item>
                  <text:list-item>
                    <text:p>Räckvidd = skicklighet * 1.5 rutor</text:p>
                  </text:list-item>
                  <text:list-item>
                    <text:p>Krav skicklighet i besvärjelse &gt; 15</text:p>
                  </text:list-item>
                  <text:list-item>
                    <text:p>Observera att alla skydd är additiv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gi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ed skicklighet +20 kan Mass% läggas, exempelvis Masshela som då Helar 1T6 per effektgrad per person, och ytterligare effektgrad per extra person. Alla som blir masshelade får samma T6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ankregler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Hotpoäng (HP) per Stridsrunda, summeras i början av varje SR.</text:span></text:p>
              </text:list-item>
              <text:list-item>
                <text:p><text:span text:style-name="T3">Högst hotpoäng är primärt mål för motståndare</text:span></text:p>
              </text:list-item>
              <text:list-item>
                <text:p><text:span text:style-name="T3">HP per SR fås genom summering av:</text:span></text:p>
                <text:list>
                  <text:list-item>
                    <text:list>
                      <text:list-item>
                        <text:p><text:span text:style-name="T2">Den som utdelar första skadan +3 HP</text:span></text:p>
                      </text:list-item>
                      <text:list-item>
                        <text:p><text:span text:style-name="T2">Differens (Härskri – T20), påverkar alla inom räckvidd dvs multihot.</text:span></text:p>
                      </text:list-item>
                      <text:list-item>
                        <text:p><text:span text:style-name="T2">Smärtpoäng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anktips:</text:span></text:p>
                <text:list>
                  <text:list-item>
                    <text:list>
                      <text:list-item>
                        <text:p><text:span text:style-name="T2">Morgonstjärna + sköld</text:span></text:p>
                      </text:list-item>
                      <text:list-item>
                        <text:p><text:span text:style-name="T2">Härskri</text:span></text:p>
                      </text:list-item>
                      <text:list-item>
                        <text:p><text:span text:style-name="T2">Smärtstöt</text:span></text:p>
                      </text:list-item>
                      <text:list-item>
                        <text:p><text:span text:style-name="T2">Stålsättning</text:span></text:p>
                      </text:list-item>
                      <text:list-item>
                        <text:p><text:span text:style-name="T2">Svepande hug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elarens uppgifte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Buffar upp gruppen med Järnhud, Fjällpansar, Jättestark, Antimagi, annat.</text:p>
              </text:list-item>
              <text:list-item>
                <text:p>Helar främst tanken under strid. (Hela motsvarar 1T20 Hotpoäng)</text:p>
              </text:list-item>
              <text:list-item>
                <text:p>Debuffar motståndare under strid:</text:p>
                <text:list>
                  <text:list-item>
                    <text:p>Inbilla tanke</text:p>
                  </text:list-item>
                  <text:list-item>
                    <text:p>Snubbla</text:p>
                  </text:list-item>
                  <text:list-item>
                    <text:p>Långsamh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PS Rogu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fall bakifrån om Tank har högst HP, ditt Anfall Bakifrån FV mot motståndarens halva INT på motståndstabellen.</text:p>
              </text:list-item>
              <text:list-item>
                <text:p>Gift på sina vape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örshandel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ikviditetsrisk (market makers, orderdjup)</text:p>
              </text:list-item>
              <text:list-item>
                <text:p>Assymetrisk information (insider, latency)</text:p>
              </text:list-item>
              <text:list-item>
                <text:p>Avkastning perioden n där n är år.</text:p>
                <text:list>
                  <text:list-item>
                    <text:p>P(Uppgång)=T10</text:p>
                  </text:list-item>
                  <text:list-item>
                    <text:p>P(Nedgång)=T8</text:p>
                  </text:list-item>
                  <text:list-item>
                    <text:p>P(Förändring)= [P(U) – P(N)] / [P(U)+P(N)]</text:p>
                  </text:list-item>
                  <text:list-item>
                    <text:p>Avkastning för perioden = Förmögenhet tiden n * (1+P(Förändring))^(n+1)</text:p>
                  </text:list-item>
                </text:list>
              </text:list-item>
              <text:list-item>
                <text:p>Courtage 0.05% av transaktio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nk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låningsränta 5% per år</text:p>
              </text:list-item>
              <text:list-item>
                <text:p>Utlåningsränta 15% per år</text:p>
              </text:list-item>
              <text:list-item>
                <text:p>Försäkringar</text:p>
              </text:list-item>
              <text:list-item>
                <text:p>Förmögenhetsförvaltning</text:p>
              </text:list-item>
              <text:list-item>
                <text:p>Investment Banking (börslistning, samla pengar till expedition, värdera tillgå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enaregler</text:p>
          </draw:text-box>
        </draw:frame>
        <draw:frame presentation:style-name="pr6" draw:text-style-name="P4" draw:layer="layout" svg:width="25.199cm" svg:height="15.697cm" svg:x="1.4cm" svg:y="4.914cm" presentation:class="outline" presentation:user-transformed="true">
          <draw:text-box>
            <text:list text:style-name="L2">
              <text:list-item>
                <text:p><text:span text:style-name="T4">Laganmälan 10 guldmynt per lagmedlem.</text:span></text:p>
              </text:list-item>
              <text:list-item>
                <text:p><text:span text:style-name="T4">2on2, 3on3 och 5on5</text:span></text:p>
              </text:list-item>
              <text:list-item>
                <text:p><text:span text:style-name="T4">När man dör fångar en drakmagiker upp ens själ samtidigt som en helare regenererar och helar ens fysiska kropp. För detta åldras man 1/5 år per gång man dör, samt att hamnar på Dödens watch list...</text:span></text:p>
                <text:list>
                  <text:list-item>
                    <text:list>
                      <text:list-item>
                        <text:p><text:span text:style-name="T4">Tjänsten föryngra finns för att mildra detta</text:span></text:p>
                      </text:list-item>
                      <text:list-item>
                        <text:p><text:span text:style-name="T4">Banken säljer försäkring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4">1-20 första vinsterna ger 1T6 Arenapoäng per person</text:span></text:p>
              </text:list-item>
              <text:list-item>
                <text:p><text:span text:style-name="T4">+21 vinsterna ger 1T10 Arenapoäng, rankingpoäng, samt 10% av biljettintäkterna. Biljettintäkt = ranking*1T100.</text:span></text:p>
              </text:list-item>
              <text:list-item>
                <text:p><text:span text:style-name="T4">Ranking &gt;=2,000 ger dessutom titeln "Gladiator"</text:span></text:p>
              </text:list-item>
              <text:list-item>
                <text:p><text:span text:style-name="T4">Arenapoäng kan användas till att köpa specialutrustning (hjälm, brynja, ben, armar, ring, 1h-vapen, 2h-vapen, sköld -&gt; billigaste kostar 35 A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ttlegroundregler</text:p>
          </draw:text-box>
        </draw:frame>
        <draw:frame presentation:style-name="pr7" draw:text-style-name="P5" draw:layer="layout" svg:width="25.199cm" svg:height="15.437cm" svg:x="1.301cm" svg:y="5cm" presentation:class="outline" presentation:user-transformed="true">
          <draw:text-box>
            <text:list text:style-name="L2">
              <text:list-item>
                <text:p><text:span text:style-name="T5">Fältslagsregler</text:span></text:p>
              </text:list-item>
              <text:list-item>
                <text:p><text:span text:style-name="T5">Moral: en trupps tapperhet i strid</text:span></text:p>
              </text:list-item>
              <text:list-item>
                <text:p><text:span text:style-name="T5">Runda: tidsenhet i fältslag, motsvarar 30 minuter</text:span></text:p>
              </text:list-item>
              <text:list-item>
                <text:p><text:span text:style-name="T5">Stridsvärde: Ett tal för stridsduglighet.</text:span></text:p>
              </text:list-item>
              <text:list-item>
                <text:p><text:span text:style-name="T5">Truppvärde: Soldatens stridsvärde multiplicerat med antalet soldater. Avgör hur mycket skada truppen gör.</text:span></text:p>
              </text:list-item>
              <text:list-item>
                <text:p><text:span text:style-name="T5">Stridsordning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Båda officererna slår Taktik, högst differens vinner rundan. (Fler än en officer, alla slår sitt slag, ta bort lägsta och beräkna sedan medelvärdet, alternativt att varje spelare styr egen manipel i ett och samma fältslag)</text:span></text:p>
                      </text:list-item>
                      <text:list-item>
                        <text:p><text:span text:style-name="T6">Beräkna differens mellan Vinnare och Förlorares TV. Gör avdrag från bådas TV och beräkna ny TV till nästa runda.</text:span></text:p>
                      </text:list-item>
                      <text:list-item>
                        <text:p><text:span text:style-name="T6">Ödestabell – special </text:span></text:p>
                      </text:list-item>
                      <text:list-item>
                        <text:p><text:span text:style-name="T6">Slå Moralslag om TV för en Trupp ligger på 75% eller lägre än ursprungliga.</text:span></text:p>
                      </text:list-item>
                      <text:list-item>
                        <text:p><text:span text:style-name="T6">Bokföring av allt som hänt.</text:span></text:p>
                      </text:list-item>
                      <text:list-item>
                        <text:p><text:span text:style-name="T6">Samla styrkorna, misslyckas detta flyr soldatern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5">2 dagar öster om Kandor, Checkpoint Sirius, General <text:s/>Nid samlar Officerer, delar ut "battlegrounds" – noobs mot noobs etc. 30 pers.</text:span></text:p>
              </text:list-item>
              <text:list-item>
                <text:p><text:span text:style-name="T5">Ödestabell, om RP dödar en motståndare addera den % till motståndarens förluster, exempelvis 1/30.</text:span></text:p>
              </text:list-item>
              <text:list-item>
                <text:p><text:span text:style-name="T5">Extra: Krigsmagiker (warlock), blodsalver!, avancerade taktiska manövrar, strategi</text:span></text:p>
              </text:list-item>
              <text:list-item>
                <text:p><text:span text:style-name="T5">Vinst ger 1T4 Arenapoäng per person, 200 gm att dela på, samt vars 1T6 erf i Taktik.</text:span></text:p>
              </text:list-item>
              <text:list-item>
                <text:p><text:span text:style-name="T5">Erfarenhet, Bondehord till Milis, Milis till Infanteri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ttlegroundregler</text:p>
          </draw:text-box>
        </draw:frame>
        <draw:frame presentation:style-name="pr2" draw:text-style-name="P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<text:span text:style-name="T5">Table of Destiny</text:span></text:p>
                <text:list>
                  <text:list-item>
                    <text:p><text:span text:style-name="T5">1T20</text:span></text:p>
                    <text:list>
                      <text:list-item>
                        <text:p><text:span text:style-name="T5">1: </text:span></text:p>
                      </text:list-item>
                      <text:list-item>
                        <text:p><text:span text:style-name="T5">2:</text:span></text:p>
                      </text:list-item>
                      <text:list-item>
                        <text:p><text:span text:style-name="T5">3:</text:span></text:p>
                      </text:list-item>
                      <text:list-item>
                        <text:p><text:span text:style-name="T5">4:</text:span></text:p>
                      </text:list-item>
                      <text:list-item>
                        <text:p><text:span text:style-name="T5">5:</text:span></text:p>
                      </text:list-item>
                      <text:list-item>
                        <text:p><text:span text:style-name="T5">6:</text:span></text:p>
                      </text:list-item>
                      <text:list-item>
                        <text:p><text:span text:style-name="T5">...</text:span></text:p>
                      </text:list-item>
                      <text:list-item>
                        <text:p><text:span text:style-name="T5">20:</text:span></text:p>
                      </text:list-item>
                    </text:list>
                  </text:list-item>
                  <text:list-item>
                    <text:p text:style-name="P6"><text:span text:style-name="T5">Capture the flag: war for powerful artefacts</text:span></text:p>
                  </text:list-item>
                  <text:list-item>
                    <text:p text:style-name="P6"><text:span text:style-name="T5">Control Mine, Mill, and Farm until reinforcements arrive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aidregle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46M58S</meta:editing-duration>
    <meta:editing-cycles>52</meta:editing-cycles>
    <meta:generator>OpenOffice/4.1.2$Win32 OpenOffice.org_project/412m3$Build-9782</meta:generator>
    <dc:date>2018-12-28T17:15:33.45</dc:date>
    <meta:document-statistic meta:object-count="77"/>
  </office:meta>
</office:document-meta>
</file>